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3B6244DF8C541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465in, 3.9402in, 0.6654in, 1.362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x="1.5354in" svg:y="1.4339in" svg:width="4.3437in" svg:height="2.1354in" draw:z-index="0"><draw:image xlink:href="Pictures/10000201000005560000030013B6244DF8C541D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01:08:00.229889882</meta:creation-date>
    <dc:date>2021-08-06T10:13:20.814867985</dc:date>
    <meta:editing-duration>PT22M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2.2$Linux_X86_64 LibreOffice_project/40$Build-2</meta:generator>
  </office:meta>
</office:document-meta>
</file>